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adea" fo:font-size="14pt" fo:font-style="normal" style:text-underline-style="none" fo:font-weight="normal" officeooo:rsid="000da300" officeooo:paragraph-rsid="000da300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aladea" fo:font-size="14pt" fo:font-style="normal" style:text-underline-style="none" fo:font-weight="normal" officeooo:rsid="000da300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aladea" fo:font-size="14pt" fo:font-style="normal" style:text-underline-style="none" fo:font-weight="normal" officeooo:rsid="000dfa64" officeooo:paragraph-rsid="000dfa6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aladea" fo:font-size="14pt" fo:font-style="normal" style:text-underline-style="none" fo:font-weight="normal" officeooo:rsid="00140880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aladea" fo:font-size="14pt" fo:font-style="normal" style:text-underline-style="none" fo:font-weight="normal" officeooo:rsid="0014e702" officeooo:paragraph-rsid="0014088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aladea" fo:font-size="14pt" fo:font-style="normal" style:text-underline-style="none" fo:font-weight="normal" officeooo:rsid="0019bd6d" officeooo:paragraph-rsid="0019bd6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aladea" fo:font-size="22pt" fo:font-style="italic" style:text-underline-style="solid" style:text-underline-width="auto" style:text-underline-color="font-color" fo:font-weight="bold" officeooo:rsid="000da300" officeooo:paragraph-rsid="000da300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Standard" style:list-style-name="L1">
      <style:text-properties style:font-name="Caladea" fo:font-size="14pt" fo:font-style="normal" style:text-underline-style="none" fo:font-weight="normal" officeooo:rsid="000e0362" officeooo:paragraph-rsid="000e036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text-properties style:font-name="Caladea" fo:font-size="14pt" fo:font-style="normal" style:text-underline-style="none" fo:font-weight="normal" officeooo:rsid="000e06dd" officeooo:paragraph-rsid="000e06d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style:font-name="Caladea" fo:font-size="14pt" fo:font-style="normal" style:text-underline-style="none" fo:font-weight="normal" officeooo:rsid="00140880" officeooo:paragraph-rsid="0014088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3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4">
      <style:text-properties style:font-name="Caladea" fo:font-size="14pt" fo:font-style="normal" style:text-underline-style="none" fo:font-weight="normal" officeooo:rsid="0014e702" officeooo:paragraph-rsid="0014e70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4">
      <style:text-properties style:font-name="Caladea" fo:font-size="14pt" fo:font-style="normal" style:text-underline-style="none" fo:font-weight="normal" officeooo:rsid="00173d70" officeooo:paragraph-rsid="00173d70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5">
      <style:text-properties style:font-name="Caladea" fo:font-size="14pt" fo:font-style="normal" style:text-underline-style="none" fo:font-weight="normal" officeooo:rsid="0018e398" officeooo:paragraph-rsid="0018e39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Caladea" fo:font-size="14pt" fo:font-style="normal" style:text-underline-style="none" fo:font-weight="normal" officeooo:rsid="0019bd6d" officeooo:paragraph-rsid="0019bd6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aladea" fo:font-size="14pt" fo:font-style="normal" style:text-underline-style="none" fo:font-weight="normal" officeooo:rsid="001e3bae" officeooo:paragraph-rsid="001e3ba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">
      <style:text-properties officeooo:rsid="000eb771" officeooo:paragraph-rsid="000eb771"/>
    </style:style>
    <style:style style:name="P22" style:family="paragraph" style:parent-style-name="Standard" style:list-style-name="L1">
      <style:text-properties officeooo:rsid="0011a069" officeooo:paragraph-rsid="0011a069"/>
    </style:style>
    <style:style style:name="T1" style:family="text">
      <style:text-properties officeooo:rsid="000e0362"/>
    </style:style>
    <style:style style:name="T2" style:family="text">
      <style:text-properties style:font-name="Calade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Caladea" fo:font-size="14pt" fo:font-style="normal" style:text-underline-style="none" fo:font-weight="normal" officeooo:rsid="000e0362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Caladea" fo:font-size="14pt" fo:font-style="normal" style:text-underline-style="none" fo:font-weight="normal" officeooo:rsid="0014088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ladea" fo:font-size="14pt" fo:font-style="normal" style:text-underline-style="none" fo:font-weight="normal" officeooo:rsid="0014e702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0eb771"/>
    </style:style>
    <style:style style:name="T7" style:family="text">
      <style:text-properties officeooo:rsid="0014e702"/>
    </style:style>
    <style:style style:name="T8" style:family="text">
      <style:text-properties officeooo:rsid="00173d70"/>
    </style:style>
    <style:style style:name="T9" style:family="text">
      <style:text-properties officeooo:rsid="001b97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IGN DOCUMENT</text:p>
      <text:p text:style-name="P1">Brief:</text:p>
      <text:p text:style-name="P3">Chess has recently experienced a boom in the user base. With streaming chess being more popular than ever more and more people are looking into chess. I got into chess during this time period (most notably at the time of the first pogchamps tournament) and as a crucial feature of my journey into chess is the discovery of chess variants. One of these, more than any other, struck me the most: 4 player chess. Unfortunately, I have no friends willing to learn 4 player chess and the people on the internet scare me. As such I will make my own 4 player chess engine <text:span text:style-name="T1">and GUI</text:span> <text:span text:style-name="T1">so that I can play against computers.</text:span></text:p>
      <text:p text:style-name="P2"/>
      <text:p text:style-name="P2"><text:span text:style-name="T1">Goals</text:span>:</text:p>
      <text:p text:style-name="P1">A front end gui, playable on a web browser</text:p>
      <text:p text:style-name="P3">At least 1 chess engine</text:p>
      <text:p text:style-name="P3">Start off with single player → evolve to multiplayer online</text:p>
      <text:p text:style-name="P4">Engine must be modular (allow to be put on a server)</text:p>
      <text:p text:style-name="P1"/>
      <text:p text:style-name="P4">Non goals:</text:p>
      <text:p text:style-name="P4">Expert engine</text:p>
      <text:p text:style-name="P4">Pretty ui</text:p>
      <text:p text:style-name="P4"/>
      <text:p text:style-name="P4">Plan:</text:p>
      <text:p text:style-name="P5">Backend:</text:p>
      <text:list xml:id="list2223985669" text:style-name="L1">
        <text:list-item>
          <text:p text:style-name="P12">Chess engine written in C++ (Fast)</text:p>
        </text:list-item>
        <text:list-item>
          <text:p text:style-name="P21"><text:span text:style-name="T3">N</text:span><text:span text:style-name="T2">o db required for </text:span><text:span text:style-name="T4">time being may be added for ai training</text:span></text:p>
        </text:list-item>
        <text:list-item>
          <text:p text:style-name="P22"><text:span text:style-name="T2">Engine hosted on a server </text:span><text:span text:style-name="T5">as a separate client</text:span></text:p>
        </text:list-item>
      </text:list>
      <text:p text:style-name="P4"/>
      <text:p text:style-name="P5">Front end:</text:p>
      <text:list xml:id="list229100581" text:style-name="L2">
        <text:list-item>
          <text:p text:style-name="P13">Use typescript (strongly typed and prefer compile time languages<text:span text:style-name="T6">)</text:span></text:p>
        </text:list-item>
        <text:list-item>
          <text:p text:style-name="P14">Libraries instead of framework</text:p>
        </text:list-item>
        <text:list-item>
          <text:p text:style-name="P14">Game runs clientside </text:p>
        </text:list-item>
        <text:list-item>
          <text:p text:style-name="P14">Client queries <text:span text:style-name="T7">server </text:span></text:p>
        </text:list-item>
      </text:list>
      <text:p text:style-name="P7"/>
      <text:p text:style-name="P8">Milestones:</text:p>
      <text:p text:style-name="P8">Front end:</text:p>
      <text:list xml:id="list979623235" text:style-name="L3">
        <text:list-item>
          <text:p text:style-name="P15">Create the initial empty application</text:p>
        </text:list-item>
        <text:list-item>
          <text:p text:style-name="P15">Create the page for displaying the starting chess board</text:p>
        </text:list-item>
        <text:list-item>
          <text:p text:style-name="P15">Moveable chess pieces</text:p>
        </text:list-item>
        <text:list-item>
          <text:p text:style-name="P15">Make scripts for querying engine and making moves on the board</text:p>
        </text:list-item>
      </text:list>
      <text:p text:style-name="P8"/>
      <text:p text:style-name="P8">Back end:</text:p>
      <text:list xml:id="list2162908717" text:style-name="L4">
        <text:list-item>
          <text:p text:style-name="P16">Create the board encoding</text:p>
        </text:list-item>
        <text:list-item>
          <text:p text:style-name="P16">Create the piece encoding</text:p>
        </text:list-item>
        <text:list-item>
          <text:p text:style-name="P16"><text:soft-page-break/>Create initial positions</text:p>
        </text:list-item>
        <text:list-item>
          <text:p text:style-name="P16">Create moving of pieces</text:p>
        </text:list-item>
        <text:list-item>
          <text:p text:style-name="P16">Create board evaluation</text:p>
        </text:list-item>
        <text:list-item>
          <text:p text:style-name="P16">Create <text:span text:style-name="T8">search algorithms</text:span></text:p>
        </text:list-item>
        <text:list-item>
          <text:p text:style-name="P17">Optimise algorithm </text:p>
        </text:list-item>
      </text:list>
      <text:p text:style-name="P6"/>
      <text:p text:style-name="P6"/>
      <text:p text:style-name="P9">Alternatives:</text:p>
      <text:p text:style-name="P9">Introduce a hard limit of time taken to predict a move</text:p>
      <text:p text:style-name="P9">+ Allows the possibility of playing 4player chess on chess.com</text:p>
      <text:p text:style-name="P9">+ May not be as complex as initial assumption</text:p>
      <text:p text:style-name="P9">- Adds complexity and liability</text:p>
      <text:p text:style-name="P9"/>
      <text:p text:style-name="P9">Make the application a windowed application not run on a browser<text:line-break/>+ Allows simplification of learning (won’t require typescript)</text:p>
      <text:p text:style-name="P9">- Reduces learning potential</text:p>
      <text:p text:style-name="P9"/>
      <text:p text:style-name="P9">Technologies:</text:p>
      <text:list xml:id="list4277058795" text:style-name="L5">
        <text:list-item>
          <text:p text:style-name="P18">C++ for backend (commonly used for chess engines)</text:p>
        </text:list-item>
        <text:list-item>
          <text:p text:style-name="P18">Typescript, CSS for front end </text:p>
        </text:list-item>
        <text:list-item>
          <text:p text:style-name="P18">Supabase for database if required</text:p>
        </text:list-item>
        <text:list-item>
          <text:p text:style-name="P18">VSCode for code editor (intellij license will expire)</text:p>
        </text:list-item>
      </text:list>
      <text:p text:style-name="P9"/>
      <text:p text:style-name="P10">Decisions <text:span text:style-name="T9">and notes</text:span>:</text:p>
      <text:p text:style-name="P10">SPA for the front end, faster and simpler no refresh is easier</text:p>
      <text:p text:style-name="P10"/>
      <text:p text:style-name="P10">creating project:</text:p>
      <text:p text:style-name="P10">npm init</text:p>
      <text:p text:style-name="P10"/>
      <text:p text:style-name="P10">typescript:</text:p>
      <text:p text:style-name="P10">install:</text:p>
      <text:p text:style-name="P10">npm install typescript --save-dev</text:p>
      <text:p text:style-name="P10">creating:</text:p>
      <text:p text:style-name="P10">tsc --init</text:p>
      <text:p text:style-name="P10">compiling:</text:p>
      <text:p text:style-name="P10">tsc</text:p>
      <text:p text:style-name="P10"/>
      <text:p text:style-name="P10">support:</text:p>
      <text:p text:style-name="P10">module's package.json </text:p>
      <text:p text:style-name="P10">tsconfig:</text:p>
      <text:p text:style-name="P10">module = nodenext</text:p>
      <text:p text:style-name="P10">module-resolution = nodenext</text:p>
      <text:p text:style-name="P10"/>
      <text:p text:style-name="P10">ag grid:</text:p>
      <text:p text:style-name="P10"><text:soft-page-break/>npm install ag-grid-community (esm)</text:p>
      <text:p text:style-name="P10">https://github.com/ag-grid/ag-grid-demos/tree/main/finance/typescript</text:p>
      <text:p text:style-name="P10"/>
      <text:p text:style-name="P20">webpack for bundling:</text:p>
      <text:p text:style-name="P20">https://webpack.js.org/guides/getting-started/</text:p>
      <text:p text:style-name="P10"/>
      <text:p text:style-name="P10">ws for websockets:</text:p>
      <text:p text:style-name="P10">https://github.com/websockets/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8:16:59.436764901</meta:creation-date>
    <dc:date>2024-12-31T19:10:06.126157180</dc:date>
    <meta:editing-duration>PT4H3M2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429" meta:character-count="2586" meta:non-whitespace-character-count="2246"/>
  </office:meta>
</office:document-meta>
</file>